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data for test testfile.doc<text:s/>from location "/Files/testfile.doc". This file can be sent<text:s/>to other application.</text:p>
      <text:p text:style-name="Normal"/>
      <text:p text:style-name="Normal">!"#$%&amp;'*+-/0123456789=?</text:p>
      <text:p text:style-name="Normal">@ABCDEFGHIJKLMNOPQRSTUVWXYZ^_</text:p>
      <text:p text:style-name="Normal">`abcdefghijklmnopqrstuvwxyz{|}~<text:s/></text:p>
      <text:p text:style-name="Normal"/>
      <text:p text:style-name="Normal"/>
      <text:p text:style-name="Normal">&lt;!”№%:,.;()_+=-?/&lt;0123456789§±</text:p>
      <text:p text:style-name="Normal">АБВГДГҐДЄЖЗИІЇКЛМНОПСТУФХЦШЩЬЮЯ</text:p>
      <text:p text:style-name="Normal">абвгдгґдєжзиіїклмнопстуфхцшщьюя</text:p>
      <text:p text:style-name="Normal"/>
      <text:p text:style-name="Normal"><text:a xlink:href="https://www.google.com" office:target-frame-name="_top" xlink:show="replace"><text:span text:style-name="Hyperlink">https://www.google.com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Heading5" style:display-name="Heading 5" style:family="paragraph" style:parent-style-name="Normal" style:default-outline-level="5">
      <style:paragraph-properties fo:margin-top="0.0694in" fo:margin-bottom="0.0694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style:font-name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5Char" style:display-name="Heading 5 Char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TMLKeyboard" style:display-name="HTML Keyboard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Heading3Char" style:display-name="Heading 3 Char" style:family="text">
      <style:text-properties style:font-name="Calibri Light" style:font-name-asian="Times New Roman" style:font-name-complex="Times New Roman" fo:color="#1F3763"/>
    </style:style>
    <style:style style:name="HTMLCode" style:display-name="HTML Code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Heading1Char" style:display-name="Heading 1 Char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FollowedHyperlink" style:display-name="FollowedHyperlink" style:family="text">
      <style:text-properties fo:color="#954F72" style:text-underline-type="single" style:text-underline-style="solid" style:text-underline-width="auto" style:text-underline-mode="continuous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17-11-08T10:51:00Z</meta:creation-date>
    <dc:date>2017-11-08T10:51:00Z</dc:date>
    <meta:template xlink:href="Normal.dotm" xlink:type="simple"/>
    <meta:editing-cycles>2</meta:editing-cycles>
    <meta:editing-duration>PT60S</meta:editing-duration>
    <meta:document-statistic meta:page-count="1" meta:paragraph-count="1" meta:word-count="55" meta:character-count="371" meta:row-count="2" meta:non-whitespace-character-count="317"/>
  </office:meta>
</office:document-meta>
</file>